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IREZ ALEMAN NIMIA MAB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00220556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RCHAN RAMIREZ, WILLIAM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136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10002205560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5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76887664</text:p>
          </table:table-cell>
          <table:table-cell table:style-name="Tabla2.A2" office:value-type="string">
            <text:p text:style-name="P7">15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FACTURAR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1:08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